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d20c" officeooo:paragraph-rsid="000ad20c"/>
    </style:style>
    <style:style style:name="P2" style:family="paragraph" style:parent-style-name="Standard">
      <style:text-properties officeooo:rsid="0018c965" officeooo:paragraph-rsid="000ad2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IVYTUT</text:p>
      <text:p text:style-name="P1"># ---------- main.py <text:s/>---------- </text:p>
      <text:p text:style-name="P1"/>
      <text:p text:style-name="P1">import kivy</text:p>
      <text:p text:style-name="P1">kivy.require("1.9.0")</text:p>
      <text:p text:style-name="P1"/>
      <text:p text:style-name="P1">from kivy.app import App</text:p>
      <text:p text:style-name="P1">from kivy.uix.gridlayout import GridLayout</text:p>
      <text:p text:style-name="P1"/>
      <text:p text:style-name="P1">class CalcGridLayout(GridLayout):</text:p>
      <text:p text:style-name="P1"/>
      <text:p text:style-name="P1"><text:s text:c="4"/># Function called when equals is pressed</text:p>
      <text:p text:style-name="P1"><text:s text:c="4"/>def calculate(self, calculation):</text:p>
      <text:p text:style-name="P1"><text:s text:c="8"/>if calculation:</text:p>
      <text:p text:style-name="P1"><text:s text:c="12"/>try:</text:p>
      <text:p text:style-name="P1"><text:s text:c="16"/># Solve formula and display it in entry</text:p>
      <text:p text:style-name="P1"><text:s text:c="16"/># which is pointed at by display</text:p>
      <text:p text:style-name="P1"><text:s text:c="16"/>self.display.text = str(eval(calculation))</text:p>
      <text:p text:style-name="P1"><text:s text:c="12"/>except Exception:</text:p>
      <text:p text:style-name="P1"><text:s text:c="16"/>self.display.text = "Error"</text:p>
      <text:p text:style-name="P1"/>
      <text:p text:style-name="P1">class CalculatorApp(App):</text:p>
      <text:p text:style-name="P1"/>
      <text:p text:style-name="P1"><text:s text:c="4"/>def build(self):</text:p>
      <text:p text:style-name="P1"><text:s text:c="8"/>return CalcGridLayout()</text:p>
      <text:p text:style-name="P1"/>
      <text:p text:style-name="P1">calcApp = CalculatorApp()</text:p>
      <text:p text:style-name="P1">calcApp.run()</text:p>
      <text:p text:style-name="P1"/>
      <text:p text:style-name="P1"># ---------- calculator.kv <text:s/>----------</text:p>
      <text:p text:style-name="P1"/>
      <text:p text:style-name="P1"># Custom button</text:p>
      <text:p text:style-name="P1">&lt;CustButton@Button&gt;:</text:p>
      <text:p text:style-name="P1"><text:s text:c="4"/>font_size: 32</text:p>
      <text:p text:style-name="P1"/>
      <text:p text:style-name="P1"># Define id so I can refer to the CalcGridLayout</text:p>
      <text:p text:style-name="P1"># class functions</text:p>
      <text:p text:style-name="P1"># Display points to the entry widget</text:p>
      <text:p text:style-name="P1">&lt;CalcGridLayout&gt;:</text:p>
      <text:p text:style-name="P1"><text:s text:c="4"/>id: calculator</text:p>
      <text:p text:style-name="P1"><text:s text:c="4"/>display: entry</text:p>
      <text:p text:style-name="P1"><text:s text:c="4"/>rows: 5</text:p>
      <text:p text:style-name="P1"><text:s text:c="4"/>padding: 10</text:p>
      <text:p text:style-name="P1"><text:s text:c="4"/>spacing: 10</text:p>
      <text:p text:style-name="P1"/>
      <text:p text:style-name="P1"><text:s text:c="4"/># Where input is displayed</text:p>
      <text:p text:style-name="P1"><text:s text:c="4"/>BoxLayout:</text:p>
      <text:p text:style-name="P1"><text:s text:c="8"/>TextInput:</text:p>
      <text:p text:style-name="P1"><text:s text:c="12"/>id: entry</text:p>
      <text:p text:style-name="P1"><text:s text:c="12"/>font_size: 32</text:p>
      <text:p text:style-name="P1"><text:s text:c="12"/>multiline: False</text:p>
      <text:p text:style-name="P1"/>
      <text:p text:style-name="P1"><text:soft-page-break/><text:s text:c="4"/># When buttons are pressed update the entry</text:p>
      <text:p text:style-name="P1"><text:s text:c="4"/>BoxLayout:</text:p>
      <text:p text:style-name="P1"><text:s text:c="8"/>spacing: 10</text:p>
      <text:p text:style-name="P1"><text:s text:c="8"/>CustButton:</text:p>
      <text:p text:style-name="P1"><text:s text:c="12"/>text: "7"</text:p>
      <text:p text:style-name="P1"><text:s text:c="12"/>on_press: entry.text += self.text</text:p>
      <text:p text:style-name="P1"><text:s text:c="8"/>CustButton:</text:p>
      <text:p text:style-name="P1"><text:s text:c="12"/>text: "8"</text:p>
      <text:p text:style-name="P1"><text:s text:c="12"/>on_press: entry.text += self.text</text:p>
      <text:p text:style-name="P1"><text:s text:c="8"/>CustButton:</text:p>
      <text:p text:style-name="P1"><text:s text:c="12"/>text: "9"</text:p>
      <text:p text:style-name="P1"><text:s text:c="12"/>on_press: entry.text += self.text</text:p>
      <text:p text:style-name="P1"><text:s text:c="8"/>CustButton:</text:p>
      <text:p text:style-name="P1"><text:s text:c="12"/>text: "+"</text:p>
      <text:p text:style-name="P1"><text:s text:c="12"/>on_press: entry.text += self.text</text:p>
      <text:p text:style-name="P1"/>
      <text:p text:style-name="P1"><text:s text:c="4"/>BoxLayout:</text:p>
      <text:p text:style-name="P1"><text:s text:c="8"/>spacing: 10</text:p>
      <text:p text:style-name="P1"><text:s text:c="8"/>CustButton:</text:p>
      <text:p text:style-name="P1"><text:s text:c="12"/>text: "4"</text:p>
      <text:p text:style-name="P1"><text:s text:c="12"/>on_press: entry.text += self.text</text:p>
      <text:p text:style-name="P1"><text:s text:c="8"/>CustButton:</text:p>
      <text:p text:style-name="P1"><text:s text:c="12"/>text: "5"</text:p>
      <text:p text:style-name="P1"><text:s text:c="12"/>on_press: entry.text += self.text</text:p>
      <text:p text:style-name="P1"><text:s text:c="8"/>CustButton:</text:p>
      <text:p text:style-name="P1"><text:s text:c="12"/>text: "6"</text:p>
      <text:p text:style-name="P1"><text:s text:c="12"/>on_press: entry.text += self.text</text:p>
      <text:p text:style-name="P1"><text:s text:c="8"/>CustButton:</text:p>
      <text:p text:style-name="P1"><text:s text:c="12"/>text: "-"</text:p>
      <text:p text:style-name="P1"><text:s text:c="12"/>on_press: entry.text += self.text</text:p>
      <text:p text:style-name="P1"/>
      <text:p text:style-name="P1"><text:s text:c="4"/>BoxLayout:</text:p>
      <text:p text:style-name="P1"><text:s text:c="8"/>spacing: 10</text:p>
      <text:p text:style-name="P1"><text:s text:c="8"/>CustButton:</text:p>
      <text:p text:style-name="P1"><text:s text:c="12"/>text: "1"</text:p>
      <text:p text:style-name="P1"><text:s text:c="12"/>on_press: entry.text += self.text</text:p>
      <text:p text:style-name="P1"><text:s text:c="8"/>CustButton:</text:p>
      <text:p text:style-name="P1"><text:s text:c="12"/>text: "2"</text:p>
      <text:p text:style-name="P1"><text:s text:c="12"/>on_press: entry.text += self.text</text:p>
      <text:p text:style-name="P1"><text:s text:c="8"/>CustButton:</text:p>
      <text:p text:style-name="P1"><text:s text:c="12"/>text: "3"</text:p>
      <text:p text:style-name="P1"><text:s text:c="12"/>on_press: entry.text += self.text</text:p>
      <text:p text:style-name="P1"><text:s text:c="8"/>CustButton:</text:p>
      <text:p text:style-name="P1"><text:s text:c="12"/>text: "*"</text:p>
      <text:p text:style-name="P1"><text:s text:c="12"/>on_press: entry.text += self.text</text:p>
      <text:p text:style-name="P1"/>
      <text:p text:style-name="P1"><text:s text:c="4"/># When equals is pressed pass text in the entry</text:p>
      <text:p text:style-name="P1"><text:s text:c="4"/># to the calculate function</text:p>
      <text:p text:style-name="P1"><text:s text:c="4"/>BoxLayout:</text:p>
      <text:p text:style-name="P1"><text:s text:c="8"/>spacing: 10</text:p>
      <text:p text:style-name="P1"><text:s text:c="8"/>CustButton:</text:p>
      <text:p text:style-name="P1"><text:s text:c="12"/>text: "AC"</text:p>
      <text:p text:style-name="P1"><text:soft-page-break/><text:s text:c="12"/>on_press: entry.text = ""</text:p>
      <text:p text:style-name="P1"><text:s text:c="8"/>CustButton:</text:p>
      <text:p text:style-name="P1"><text:s text:c="12"/>text: "0"</text:p>
      <text:p text:style-name="P1"><text:s text:c="12"/>on_press: entry.text += self.text</text:p>
      <text:p text:style-name="P1"><text:s text:c="8"/>CustButton:</text:p>
      <text:p text:style-name="P1"><text:s text:c="12"/>text: "="</text:p>
      <text:p text:style-name="P1"><text:s text:c="12"/>on_press: calculator.calculate(entry.text)</text:p>
      <text:p text:style-name="P1"><text:s text:c="8"/>CustButton:</text:p>
      <text:p text:style-name="P1"><text:s text:c="12"/>text: "/"</text:p>
      <text:p text:style-name="P1"><text:s text:c="12"/>on_press: entry.text += self.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03:18:34.744000000</meta:creation-date>
    <dc:date>2017-02-21T03:18:51.595000000</dc:date>
    <meta:editing-duration>PT17S</meta:editing-duration>
    <meta:editing-cycles>1</meta:editing-cycles>
    <meta:document-statistic meta:table-count="0" meta:image-count="0" meta:object-count="0" meta:page-count="3" meta:paragraph-count="99" meta:word-count="263" meta:character-count="2682" meta:non-whitespace-character-count="1751"/>
    <meta:generator>LibreOffice/5.0.4.2$Windows_x86 LibreOffice_project/2b9802c1994aa0b7dc6079e128979269cf95bc78</meta:generator>
  </office:meta>
</office:document-meta>
</file>